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ce284" officeooo:paragraph-rsid="000776a6"/>
    </style:style>
    <style:style style:name="P2" style:family="paragraph" style:parent-style-name="Standard" style:master-page-name="Standard">
      <style:paragraph-properties style:page-number="auto"/>
      <style:text-properties officeooo:rsid="000b2a9a" officeooo:paragraph-rsid="000776a6"/>
    </style:style>
    <style:style style:name="T1" style:family="text">
      <style:text-properties officeooo:rsid="001a4cd9"/>
    </style:style>
    <style:style style:name="T2" style:family="text">
      <style:text-properties officeooo:rsid="001b043d"/>
    </style:style>
    <style:style style:name="T3" style:family="text">
      <style:text-properties officeooo:rsid="000776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personal (rluu) work on <text:span text:style-name="T3">"Right Aeroplane" and "Major Motors"</text:span>in TTTA.</text:p>
      <text:p text:style-name="P1">This text document is "<text:span text:style-name="T3">RightAeroplaneMajorMotors.odt</text:span>"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3-19T14:35:48</meta:creation-date>
    <meta:generator>LibreOffice/3.6$Linux_X86_64 LibreOffice_project/360m1$Build-304</meta:generator>
    <dc:date>2014-03-19T14:41:46</dc:date>
    <dc:creator>Ryan </dc:creator>
    <meta:editing-duration>P0D</meta:editing-duration>
    <meta:editing-cycles>1</meta:editing-cycles>
    <meta:document-statistic meta:table-count="0" meta:image-count="0" meta:object-count="0" meta:page-count="1" meta:paragraph-count="2" meta:word-count="16" meta:character-count="125" meta:non-whitespace-character-count="111"/>
  </office:meta>
</office:document-meta>
</file>